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22.578cm" svg:height="12.7cm" svg:x="0cm" svg:y="0cm">
            <draw:object draw:notify-on-update-of-ranges="Sheet1.K2:Sheet1.K17 Sheet1.L1:Sheet1.L1 Sheet1.L2:Sheet1.L17 Sheet1.M1:Sheet1.M1 Sheet1.M2:Sheet1.M17 Sheet1.N1:Sheet1.N1 Sheet1.N2:Sheet1.N17 Sheet1.O1:Sheet1.O1 Sheet1.O2:Sheet1.O17 Sheet1.P1:Sheet1.P1 Sheet1.P2:Sheet1.P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number-columns-repeated="16" table:default-cell-style-name="Default"/>
        <table:table-row table:style-name="ro1">
          <table:table-cell table:number-columns-repeated="11"/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TRI[us]</text:p>
          </table:table-cell>
          <table:table-cell office:value-type="string" calcext:value-type="string">
            <text:p>DEL[us]</text:p>
          </table:table-cell>
        </table:table-row>
        <table:table-row table:style-name="ro1">
          <table:table-cell table:number-columns-repeated="10"/>
          <table:table-cell office:value-type="float" office:value="100" calcext:value-type="float">
            <text:p>100</text:p>
          </table:table-cell>
          <table:table-cell table:formula="of:=LOG10(([.B102]+[.B103])/[.K2])" office:value-type="float" office:value="-0.3767507096021" calcext:value-type="float">
            <text:p>-0,3767507096021</text:p>
          </table:table-cell>
          <table:table-cell table:formula="of:=LOG10(([.C102]+[.C103]+[.C105])/[.K2])" office:value-type="float" office:value="1.00216606175651" calcext:value-type="float">
            <text:p>1,00216606175651</text:p>
          </table:table-cell>
          <table:table-cell table:formula="of:=LOG10(([.D102]+[.D103])/[.K2])" office:value-type="float" office:value="-0.0757207139381184" calcext:value-type="float">
            <text:p>-0,0757207139381184</text:p>
          </table:table-cell>
          <table:table-cell table:formula="of:=LOG10(([.E102]+[.E103])/[.K2])" office:value-type="float" office:value="-0.173925197299174" calcext:value-type="float">
            <text:p>-0,173925197299174</text:p>
          </table:table-cell>
          <table:table-cell table:formula="of:=LOG10(([.F102]+[.F103])/[.K2])" office:value-type="float" office:value="0.992995098431341" calcext:value-type="float">
            <text:p>0,992995098431341</text:p>
          </table:table-cell>
        </table:table-row>
        <table:table-row table:style-name="ro1">
          <table:table-cell table:number-columns-repeated="10"/>
          <table:table-cell office:value-type="float" office:value="250" calcext:value-type="float">
            <text:p>250</text:p>
          </table:table-cell>
          <table:table-cell table:formula="of:=LOG10(([.B110]+[.B111])/[.K3])" office:value-type="float" office:value="-0.360513510731414" calcext:value-type="float">
            <text:p>-0,360513510731414</text:p>
          </table:table-cell>
          <table:table-cell table:formula="of:=LOG10(([.C110]+[.C111]+[.C113])/[.K3])" office:value-type="float" office:value="0.991226075692495" calcext:value-type="float">
            <text:p>0,991226075692495</text:p>
          </table:table-cell>
          <table:table-cell table:formula="of:=LOG10(([.D110]+[.D111])/[.K3])" office:value-type="float" office:value="-0.290730039024169" calcext:value-type="float">
            <text:p>-0,290730039024169</text:p>
          </table:table-cell>
          <table:table-cell table:formula="of:=LOG10(([.E110]+[.E111])/[.K3])" office:value-type="float" office:value="-0.333482019445119" calcext:value-type="float">
            <text:p>-0,333482019445119</text:p>
          </table:table-cell>
          <table:table-cell table:formula="of:=LOG10(([.F110]+[.F111])/[.K3])" office:value-type="float" office:value="0.382377303468114" calcext:value-type="float">
            <text:p>0,382377303468114</text:p>
          </table:table-cell>
        </table:table-row>
        <table:table-row table:style-name="ro1">
          <table:table-cell table:number-columns-repeated="10"/>
          <table:table-cell office:value-type="float" office:value="500" calcext:value-type="float">
            <text:p>500</text:p>
          </table:table-cell>
          <table:table-cell table:formula="of:=LOG10(([.B118]+[.B119])/[.K4])" office:value-type="float" office:value="-0.337242168318426" calcext:value-type="float">
            <text:p>-0,337242168318426</text:p>
          </table:table-cell>
          <table:table-cell table:formula="of:=LOG10(([.C118]+[.C119]+[.C121])/[.K4])" office:value-type="float" office:value="0.631443769013172" calcext:value-type="float">
            <text:p>0,631443769013172</text:p>
          </table:table-cell>
          <table:table-cell table:formula="of:=LOG10(([.D118]+[.D119])/[.K4])" office:value-type="float" office:value="-0.374687549038326" calcext:value-type="float">
            <text:p>-0,374687549038326</text:p>
          </table:table-cell>
          <table:table-cell table:formula="of:=LOG10(([.E118]+[.E119])/[.K4])" office:value-type="float" office:value="-0.280668713016273" calcext:value-type="float">
            <text:p>-0,280668713016273</text:p>
          </table:table-cell>
          <table:table-cell table:formula="of:=LOG10(([.F118]+[.F119])/[.K4])" office:value-type="float" office:value="0.135450699345514" calcext:value-type="float">
            <text:p>0,135450699345514</text:p>
          </table:table-cell>
        </table:table-row>
        <table:table-row table:style-name="ro1">
          <table:table-cell table:number-columns-repeated="10"/>
          <table:table-cell office:value-type="float" office:value="1000" calcext:value-type="float">
            <text:p>1000</text:p>
          </table:table-cell>
          <table:table-cell table:formula="of:=LOG10(([.B126]+[.B127])/[.K5])" office:value-type="float" office:value="-0.33161408331" calcext:value-type="float">
            <text:p>-0,33161408331</text:p>
          </table:table-cell>
          <table:table-cell table:formula="of:=LOG10(([.C126]+[.C127]+[.C129])/[.K5])" office:value-type="float" office:value="0.467312062980552" calcext:value-type="float">
            <text:p>0,467312062980552</text:p>
          </table:table-cell>
          <table:table-cell table:formula="of:=LOG10(([.D126]+[.D127])/[.K5])" office:value-type="float" office:value="-0.400116927926312" calcext:value-type="float">
            <text:p>-0,400116927926312</text:p>
          </table:table-cell>
          <table:table-cell table:formula="of:=LOG10(([.E126]+[.E127])/[.K5])" office:value-type="float" office:value="-0.238824186844269" calcext:value-type="float">
            <text:p>-0,238824186844269</text:p>
          </table:table-cell>
          <table:table-cell table:formula="of:=LOG10(([.F126]+[.F127])/[.K5])" office:value-type="float" office:value="-0.0599818449923368" calcext:value-type="float">
            <text:p>-0,0599818449923368</text:p>
          </table:table-cell>
        </table:table-row>
        <table:table-row table:style-name="ro1">
          <table:table-cell table:number-columns-repeated="10"/>
          <table:table-cell office:value-type="float" office:value="2500" calcext:value-type="float">
            <text:p>2500</text:p>
          </table:table-cell>
          <table:table-cell table:formula="of:=LOG10(([.B134]+[.B135])/[.K6])" office:value-type="float" office:value="-0.290051983489239" calcext:value-type="float">
            <text:p>-0,290051983489239</text:p>
          </table:table-cell>
          <table:table-cell table:formula="of:=LOG10(([.C134]+[.C135]+[.C137])/[.K6])" office:value-type="float" office:value="0.447158031342219" calcext:value-type="float">
            <text:p>0,447158031342219</text:p>
          </table:table-cell>
          <table:table-cell table:formula="of:=LOG10(([.D134]+[.D135])/[.K6])" office:value-type="float" office:value="-0.440811810995225" calcext:value-type="float">
            <text:p>-0,440811810995225</text:p>
          </table:table-cell>
          <table:table-cell table:formula="of:=LOG10(([.E134]+[.E135])/[.K6])" office:value-type="float" office:value="-0.313721321932799" calcext:value-type="float">
            <text:p>-0,313721321932799</text:p>
          </table:table-cell>
          <table:table-cell table:formula="of:=LOG10(([.F134]+[.F135])/[.K6])" office:value-type="float" office:value="-0.263444152837364" calcext:value-type="float">
            <text:p>-0,263444152837364</text:p>
          </table:table-cell>
        </table:table-row>
        <table:table-row table:style-name="ro1">
          <table:table-cell table:number-columns-repeated="10"/>
          <table:table-cell office:value-type="float" office:value="5000" calcext:value-type="float">
            <text:p>5000</text:p>
          </table:table-cell>
          <table:table-cell table:formula="of:=LOG10(([.B142]+[.B143])/[.K7])" office:value-type="float" office:value="-0.309272456129633" calcext:value-type="float">
            <text:p>-0,309272456129633</text:p>
          </table:table-cell>
          <table:table-cell table:formula="of:=LOG10(([.C142]+[.C143]+[.C145])/[.K7])" office:value-type="float" office:value="0.451571537038067" calcext:value-type="float">
            <text:p>0,451571537038067</text:p>
          </table:table-cell>
          <table:table-cell table:formula="of:=LOG10(([.D142]+[.D143])/[.K7])" office:value-type="float" office:value="-0.355364496231847" calcext:value-type="float">
            <text:p>-0,355364496231847</text:p>
          </table:table-cell>
          <table:table-cell table:formula="of:=LOG10(([.E142]+[.E143])/[.K7])" office:value-type="float" office:value="-0.324771746406936" calcext:value-type="float">
            <text:p>-0,324771746406936</text:p>
          </table:table-cell>
          <table:table-cell table:formula="of:=LOG10(([.F142]+[.F143])/[.K7])" office:value-type="float" office:value="-0.312292720375181" calcext:value-type="float">
            <text:p>-0,312292720375181</text:p>
          </table:table-cell>
        </table:table-row>
        <table:table-row table:style-name="ro1">
          <table:table-cell table:number-columns-repeated="10"/>
          <table:table-cell office:value-type="float" office:value="10000" calcext:value-type="float">
            <text:p>10000</text:p>
          </table:table-cell>
          <table:table-cell table:formula="of:=LOG10(([.B150]+[.B151])/[.K8])" office:value-type="float" office:value="-0.327440372236724" calcext:value-type="float">
            <text:p>-0,327440372236724</text:p>
          </table:table-cell>
          <table:table-cell table:formula="of:=LOG10(([.C150]+[.C151]+[.C153])/[.K8])" office:value-type="float" office:value="0.418102332249959" calcext:value-type="float">
            <text:p>0,418102332249959</text:p>
          </table:table-cell>
          <table:table-cell table:formula="of:=LOG10(([.D150]+[.D151])/[.K8])" office:value-type="float" office:value="-0.434388275097941" calcext:value-type="float">
            <text:p>-0,434388275097941</text:p>
          </table:table-cell>
          <table:table-cell table:formula="of:=LOG10(([.E150]+[.E151])/[.K8])" office:value-type="float" office:value="-0.338092707233979" calcext:value-type="float">
            <text:p>-0,338092707233979</text:p>
          </table:table-cell>
          <table:table-cell table:formula="of:=LOG10(([.F150]+[.F151])/[.K8])" office:value-type="float" office:value="-0.372736583431779" calcext:value-type="float">
            <text:p>-0,372736583431779</text:p>
          </table:table-cell>
        </table:table-row>
        <table:table-row table:style-name="ro1">
          <table:table-cell table:number-columns-repeated="10"/>
          <table:table-cell office:value-type="float" office:value="25000" calcext:value-type="float">
            <text:p>25000</text:p>
          </table:table-cell>
          <table:table-cell table:formula="of:=LOG10(([.B158]+[.B159])/[.K9])" office:value-type="float" office:value="-0.299123291623096" calcext:value-type="float">
            <text:p>-0,299123291623096</text:p>
          </table:table-cell>
          <table:table-cell table:formula="of:=LOG10(([.C158]+[.C159]+[.C161])/[.K9])" office:value-type="float" office:value="0.425051402792167" calcext:value-type="float">
            <text:p>0,425051402792167</text:p>
          </table:table-cell>
          <table:table-cell table:formula="of:=LOG10(([.D158]+[.D159])/[.K9])" office:value-type="float" office:value="-0.438230984425608" calcext:value-type="float">
            <text:p>-0,438230984425608</text:p>
          </table:table-cell>
          <table:table-cell table:formula="of:=LOG10(([.E158]+[.E159])/[.K9])" office:value-type="float" office:value="-0.34597755888899" calcext:value-type="float">
            <text:p>-0,34597755888899</text:p>
          </table:table-cell>
          <table:table-cell table:formula="of:=LOG10(([.F158]+[.F159])/[.K9])" office:value-type="float" office:value="-0.395169380570844" calcext:value-type="float">
            <text:p>-0,395169380570844</text:p>
          </table:table-cell>
        </table:table-row>
        <table:table-row table:style-name="ro1">
          <table:table-cell table:number-columns-repeated="10"/>
          <table:table-cell office:value-type="float" office:value="50000" calcext:value-type="float">
            <text:p>50000</text:p>
          </table:table-cell>
          <table:table-cell table:formula="of:=LOG10(([.B166]+[.B167])/[.K10])" office:value-type="float" office:value="-0.281249265260335" calcext:value-type="float">
            <text:p>-0,281249265260335</text:p>
          </table:table-cell>
          <table:table-cell table:formula="of:=LOG10(([.C166]+[.C167]+[.C169])/[.K10])" office:value-type="float" office:value="0.433789028836889" calcext:value-type="float">
            <text:p>0,433789028836889</text:p>
          </table:table-cell>
          <table:table-cell table:formula="of:=LOG10(([.D166]+[.D167])/[.K10])" office:value-type="float" office:value="-0.469441740548347" calcext:value-type="float">
            <text:p>-0,469441740548347</text:p>
          </table:table-cell>
          <table:table-cell table:formula="of:=LOG10(([.E166]+[.E167])/[.K10])" office:value-type="float" office:value="-0.343231220733983" calcext:value-type="float">
            <text:p>-0,343231220733983</text:p>
          </table:table-cell>
          <table:table-cell table:formula="of:=LOG10(([.F166]+[.F167])/[.K10])" office:value-type="float" office:value="-0.389680593680762" calcext:value-type="float">
            <text:p>-0,389680593680762</text:p>
          </table:table-cell>
        </table:table-row>
        <table:table-row table:style-name="ro1">
          <table:table-cell table:number-columns-repeated="10"/>
          <table:table-cell office:value-type="float" office:value="100000" calcext:value-type="float">
            <text:p>100000</text:p>
          </table:table-cell>
          <table:table-cell table:formula="of:=LOG10(([.B174]+[.B175])/[.K11])" office:value-type="float" office:value="-0.264560796748519" calcext:value-type="float">
            <text:p>-0,264560796748519</text:p>
          </table:table-cell>
          <table:table-cell table:formula="of:=LOG10(([.C174]+[.C175]+[.C177])/[.K11])" office:value-type="float" office:value="0.428157480461412" calcext:value-type="float">
            <text:p>0,428157480461412</text:p>
          </table:table-cell>
          <table:table-cell table:formula="of:=LOG10(([.D174]+[.D175])/[.K11])" office:value-type="float" office:value="-0.500161765229308" calcext:value-type="float">
            <text:p>-0,500161765229308</text:p>
          </table:table-cell>
          <table:table-cell table:formula="of:=LOG10(([.E174]+[.E175])/[.K11])" office:value-type="float" office:value="-0.332696507485574" calcext:value-type="float">
            <text:p>-0,332696507485574</text:p>
          </table:table-cell>
          <table:table-cell table:formula="of:=LOG10(([.F174]+[.F175])/[.K11])" office:value-type="float" office:value="-0.378221526348845" calcext:value-type="float">
            <text:p>-0,378221526348845</text:p>
          </table:table-cell>
        </table:table-row>
        <table:table-row table:style-name="ro1">
          <table:table-cell table:number-columns-repeated="10"/>
          <table:table-cell office:value-type="float" office:value="250000" calcext:value-type="float">
            <text:p>250000</text:p>
          </table:table-cell>
          <table:table-cell table:formula="of:=LOG10(([.B182]+[.B183])/[.K12])" office:value-type="float" office:value="-0.252283748870281" calcext:value-type="float">
            <text:p>-0,252283748870281</text:p>
          </table:table-cell>
          <table:table-cell table:formula="of:=LOG10(([.C182]+[.C183]+[.C185])/[.K12])" office:value-type="float" office:value="0.484670468966375" calcext:value-type="float">
            <text:p>0,484670468966375</text:p>
          </table:table-cell>
          <table:table-cell table:formula="of:=LOG10(([.D182]+[.D183])/[.K12])" office:value-type="float" office:value="-0.460041147764121" calcext:value-type="float">
            <text:p>-0,460041147764121</text:p>
          </table:table-cell>
          <table:table-cell table:formula="of:=LOG10(([.E182]+[.E183])/[.K12])" office:value-type="float" office:value="-0.298245558736793" calcext:value-type="float">
            <text:p>-0,298245558736793</text:p>
          </table:table-cell>
          <table:table-cell table:formula="of:=LOG10(([.F182]+[.F183])/[.K12])" office:value-type="float" office:value="-0.328782711509968" calcext:value-type="float">
            <text:p>-0,328782711509968</text:p>
          </table:table-cell>
        </table:table-row>
        <table:table-row table:style-name="ro1">
          <table:table-cell table:number-columns-repeated="10"/>
          <table:table-cell office:value-type="float" office:value="500000" calcext:value-type="float">
            <text:p>500000</text:p>
          </table:table-cell>
          <table:table-cell table:formula="of:=LOG10(([.B190]+[.B191])/[.K13])" office:value-type="float" office:value="-0.225064269789903" calcext:value-type="float">
            <text:p>-0,225064269789903</text:p>
          </table:table-cell>
          <table:table-cell table:formula="of:=LOG10(([.C190]+[.C191]+[.C193])/[.K13])" office:value-type="float" office:value="0.602974953901043" calcext:value-type="float">
            <text:p>0,602974953901043</text:p>
          </table:table-cell>
          <table:table-cell table:formula="of:=LOG10(([.D190]+[.D191])/[.K13])" office:value-type="float" office:value="-0.481854708828335" calcext:value-type="float">
            <text:p>-0,481854708828335</text:p>
          </table:table-cell>
          <table:table-cell table:formula="of:=LOG10(([.E190]+[.E191])/[.K13])" office:value-type="float" office:value="-0.287057500817261" calcext:value-type="float">
            <text:p>-0,287057500817261</text:p>
          </table:table-cell>
          <table:table-cell table:formula="of:=LOG10(([.F190]+[.F191])/[.K13])" office:value-type="float" office:value="-0.262422548834922" calcext:value-type="float">
            <text:p>-0,262422548834922</text:p>
          </table:table-cell>
        </table:table-row>
        <table:table-row table:style-name="ro1">
          <table:table-cell table:number-columns-repeated="10"/>
          <table:table-cell office:value-type="float" office:value="1000000" calcext:value-type="float">
            <text:p>1000000</text:p>
          </table:table-cell>
          <table:table-cell table:formula="of:=LOG10(([.B198]+[.B199])/[.K14])" office:value-type="float" office:value="-0.208464433723281" calcext:value-type="float">
            <text:p>-0,208464433723281</text:p>
          </table:table-cell>
          <table:table-cell table:formula="of:=LOG10(([.C198]+[.C199]+[.C201])/[.K14])" office:value-type="float" office:value="0.710988635158823" calcext:value-type="float">
            <text:p>0,710988635158823</text:p>
          </table:table-cell>
          <table:table-cell table:formula="of:=LOG10(([.D198]+[.D199])/[.K14])" office:value-type="float" office:value="-0.467854824514915" calcext:value-type="float">
            <text:p>-0,467854824514915</text:p>
          </table:table-cell>
          <table:table-cell table:formula="of:=LOG10(([.E198]+[.E199])/[.K14])" office:value-type="float" office:value="-0.232667482521919" calcext:value-type="float">
            <text:p>-0,232667482521919</text:p>
          </table:table-cell>
          <table:table-cell table:formula="of:=LOG10(([.F198]+[.F199])/[.K14])" office:value-type="float" office:value="-0.178763643833551" calcext:value-type="float">
            <text:p>-0,178763643833551</text:p>
          </table:table-cell>
        </table:table-row>
        <table:table-row table:style-name="ro1">
          <table:table-cell table:number-columns-repeated="10"/>
          <table:table-cell office:value-type="float" office:value="2500000" calcext:value-type="float">
            <text:p>2500000</text:p>
          </table:table-cell>
          <table:table-cell table:formula="of:=LOG10(([.B206]+[.B207])/[.K15])" office:value-type="float" office:value="-0.179881333738049" calcext:value-type="float">
            <text:p>-0,179881333738049</text:p>
          </table:table-cell>
          <table:table-cell table:formula="of:=LOG10(([.C206]+[.C207]+[.C209])/[.K15])" office:value-type="float" office:value="0.800943869205667" calcext:value-type="float">
            <text:p>0,800943869205667</text:p>
          </table:table-cell>
          <table:table-cell table:formula="of:=LOG10(([.D206]+[.D207])/[.K15])" office:value-type="string" office:string-value="" calcext:value-type="error">
            <text:p>Err:502</text:p>
          </table:table-cell>
          <table:table-cell table:formula="of:=LOG10(([.E206]+[.E207])/[.K15])" office:value-type="float" office:value="-0.170152766313499" calcext:value-type="float">
            <text:p>-0,170152766313499</text:p>
          </table:table-cell>
          <table:table-cell table:formula="of:=LOG10(([.F206]+[.F207])/[.K15])" office:value-type="float" office:value="-0.0904886861379159" calcext:value-type="float">
            <text:p>-0,0904886861379159</text:p>
          </table:table-cell>
        </table:table-row>
        <table:table-row table:style-name="ro1">
          <table:table-cell table:number-columns-repeated="10"/>
          <table:table-cell office:value-type="float" office:value="5000000" calcext:value-type="float">
            <text:p>5000000</text:p>
          </table:table-cell>
          <table:table-cell table:formula="of:=LOG10(([.B214]+[.B215])/[.K16])" office:value-type="float" office:value="-0.158687591093539" calcext:value-type="float">
            <text:p>-0,158687591093539</text:p>
          </table:table-cell>
          <table:table-cell table:formula="of:=LOG10(([.C214]+[.C215]+[.C217])/[.K16])" office:value-type="float" office:value="0.838148380115776" calcext:value-type="float">
            <text:p>0,838148380115776</text:p>
          </table:table-cell>
          <table:table-cell table:formula="of:=LOG10(([.D214]+[.D215])/[.K16])" office:value-type="string" office:string-value="" calcext:value-type="error">
            <text:p>Err:502</text:p>
          </table:table-cell>
          <table:table-cell table:formula="of:=LOG10(([.E214]+[.E215])/[.K16])" office:value-type="float" office:value="-0.152461518217295" calcext:value-type="float">
            <text:p>-0,152461518217295</text:p>
          </table:table-cell>
          <table:table-cell table:formula="of:=LOG10(([.F214]+[.F215])/[.K16])" office:value-type="float" office:value="-0.0388342417137558" calcext:value-type="float">
            <text:p>-0,0388342417137558</text:p>
          </table:table-cell>
        </table:table-row>
        <table:table-row table:style-name="ro1">
          <table:table-cell table:number-columns-repeated="10"/>
          <table:table-cell office:value-type="float" office:value="10000000" calcext:value-type="float">
            <text:p>10000000</text:p>
          </table:table-cell>
          <table:table-cell table:formula="of:=LOG10(([.B222]+[.B223])/[.K17])" office:value-type="float" office:value="-0.123364063525229" calcext:value-type="float">
            <text:p>-0,123364063525229</text:p>
          </table:table-cell>
          <table:table-cell table:formula="of:=LOG10(([.C222]+[.C223]+[.C225])/[.K17])" office:value-type="float" office:value="0.861004589047832" calcext:value-type="float">
            <text:p>0,861004589047832</text:p>
          </table:table-cell>
          <table:table-cell table:formula="of:=LOG10(([.D222]+[.D223])/[.K17])" office:value-type="string" office:string-value="" calcext:value-type="error">
            <text:p>Err:502</text:p>
          </table:table-cell>
          <table:table-cell table:formula="of:=LOG10(([.E222]+[.E223])/[.K17])" office:value-type="float" office:value="-0.107328836678519" calcext:value-type="float">
            <text:p>-0,107328836678519</text:p>
          </table:table-cell>
          <table:table-cell table:formula="of:=LOG10(([.F222]+[.F223])/[.K17])" office:value-type="float" office:value="-0.000664022485489139" calcext:value-type="float">
            <text:p>-0,000664022485489139</text:p>
          </table:table-cell>
        </table:table-row>
        <table:table-row table:style-name="ro1" table:number-rows-repeated="82">
          <table:table-cell table:number-columns-repeated="16"/>
        </table:table-row>
        <table:table-row table:style-name="ro1">
          <table:table-cell>
            <table:cell-range-source table:name="CSV_all" xlink:type="simple" xlink:href="../bench_uni.txt" table:filter-name="Text - txt - csv (StarCalc)" table:filter-options="32/MRG,34,ANSI,1,,0,false,true,true,false,false,0,false" table:last-column-spanned="6" table:last-row-spanned="128"/>
          </table:table-cell>
          <table:table-cell office:value-type="string" calcext:value-type="string">
            <text:p>DLB[us]</text:p>
          </table:table-cell>
          <table:table-cell office:value-type="string" calcext:value-type="string">
            <text:p>CDT[us]</text:p>
          </table:table-cell>
          <table:table-cell office:value-type="string" calcext:value-type="string">
            <text:p>FAD[us]</text:p>
          </table:table-cell>
          <table:table-cell office:value-type="string" calcext:value-type="string">
            <text:p>TRI[us]</text:p>
          </table:table-cell>
          <table:table-cell office:value-type="string" calcext:value-type="string">
            <text:p>DEL[us]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N=1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table:number-columns-repeated="2" office:value-type="float" office:value="18" calcext:value-type="float">
            <text:p>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4" calcext:value-type="float">
            <text:p>24</text:p>
          </table:table-cell>
          <table:table-cell office:value-type="float" office:value="565" calcext:value-type="float">
            <text:p>565</text:p>
          </table:table-cell>
          <table:table-cell office:value-type="float" office:value="84" calcext:value-type="float">
            <text:p>84</text:p>
          </table:table-cell>
          <table:table-cell office:value-type="float" office:value="67" calcext:value-type="float">
            <text:p>67</text:p>
          </table:table-cell>
          <table:table-cell office:value-type="float" office:value="984" calcext:value-type="float">
            <text:p>9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0" calcext:value-type="float">
            <text:p>10</text:p>
          </table:table-cell>
          <table:table-cell office:value-type="float" office:value="1438" calcext:value-type="float">
            <text:p>1438</text:p>
          </table:table-cell>
          <table:table-cell office:value-type="float" office:value="64" calcext:value-type="float">
            <text:p>6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22" calcext:value-type="float">
            <text:p>4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" calcext:value-type="float">
            <text:p>3</text:p>
          </table:table-cell>
          <table:table-cell office:value-type="float" office:value="59" calcext:value-type="float">
            <text:p>59</text:p>
          </table:table-cell>
          <table:table-cell office:value-type="float" office:value="480" calcext:value-type="float">
            <text:p>480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8" calcext:value-type="float">
            <text:p>8</text:p>
          </table:table-cell>
          <table:table-cell office:value-type="float" office:value="27" calcext:value-type="float">
            <text:p>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25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48" calcext:value-type="float">
            <text:p>48</text:p>
          </table:table-cell>
          <table:table-cell office:value-type="float" office:value="35" calcext:value-type="float">
            <text:p>3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1" calcext:value-type="float">
            <text:p>61</text:p>
          </table:table-cell>
          <table:table-cell office:value-type="float" office:value="924" calcext:value-type="float">
            <text:p>924</text:p>
          </table:table-cell>
          <table:table-cell office:value-type="float" office:value="128" calcext:value-type="float">
            <text:p>128</text:p>
          </table:table-cell>
          <table:table-cell office:value-type="float" office:value="116" calcext:value-type="float">
            <text:p>116</text:p>
          </table:table-cell>
          <table:table-cell office:value-type="float" office:value="603" calcext:value-type="float">
            <text:p>60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36" calcext:value-type="float">
            <text:p>36</text:p>
          </table:table-cell>
          <table:table-cell office:value-type="float" office:value="635" calcext:value-type="float">
            <text:p>635</text:p>
          </table:table-cell>
          <table:table-cell office:value-type="float" office:value="192" calcext:value-type="float">
            <text:p>19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491" calcext:value-type="float">
            <text:p>14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9" calcext:value-type="float">
            <text:p>9</text:p>
          </table:table-cell>
          <table:table-cell office:value-type="float" office:value="145" calcext:value-type="float">
            <text:p>145</text:p>
          </table:table-cell>
          <table:table-cell office:value-type="float" office:value="235" calcext:value-type="float">
            <text:p>23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3" calcext:value-type="float">
            <text:p>23</text:p>
          </table:table-cell>
          <table:table-cell office:value-type="float" office:value="102" calcext:value-type="float">
            <text:p>10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5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99" calcext:value-type="float">
            <text:p>99</text:p>
          </table:table-cell>
          <table:table-cell office:value-type="float" office:value="55" calcext:value-type="float">
            <text:p>5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1" calcext:value-type="float">
            <text:p>131</text:p>
          </table:table-cell>
          <table:table-cell office:value-type="float" office:value="1329" calcext:value-type="float">
            <text:p>1329</text:p>
          </table:table-cell>
          <table:table-cell office:value-type="float" office:value="211" calcext:value-type="float">
            <text:p>211</text:p>
          </table:table-cell>
          <table:table-cell office:value-type="float" office:value="262" calcext:value-type="float">
            <text:p>262</text:p>
          </table:table-cell>
          <table:table-cell office:value-type="float" office:value="683" calcext:value-type="float">
            <text:p>68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85" calcext:value-type="float">
            <text:p>85</text:p>
          </table:table-cell>
          <table:table-cell office:value-type="float" office:value="867" calcext:value-type="float">
            <text:p>867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756" calcext:value-type="float">
            <text:p>7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7" calcext:value-type="float">
            <text:p>17</text:p>
          </table:table-cell>
          <table:table-cell office:value-type="float" office:value="291" calcext:value-type="float">
            <text:p>291</text:p>
          </table:table-cell>
          <table:table-cell office:value-type="float" office:value="457" calcext:value-type="float">
            <text:p>45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1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04" calcext:value-type="float">
            <text:p>204</text:p>
          </table:table-cell>
          <table:table-cell office:value-type="float" office:value="112" calcext:value-type="float">
            <text:p>11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62" calcext:value-type="float">
            <text:p>262</text:p>
          </table:table-cell>
          <table:table-cell office:value-type="float" office:value="1873" calcext:value-type="float">
            <text:p>1873</text:p>
          </table:table-cell>
          <table:table-cell office:value-type="float" office:value="398" calcext:value-type="float">
            <text:p>398</text:p>
          </table:table-cell>
          <table:table-cell office:value-type="float" office:value="577" calcext:value-type="float">
            <text:p>577</text:p>
          </table:table-cell>
          <table:table-cell office:value-type="float" office:value="871" calcext:value-type="float">
            <text:p>87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65" calcext:value-type="float">
            <text:p>165</text:p>
          </table:table-cell>
          <table:table-cell office:value-type="float" office:value="3599" calcext:value-type="float">
            <text:p>3599</text:p>
          </table:table-cell>
          <table:table-cell office:value-type="float" office:value="915" calcext:value-type="float">
            <text:p>915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948" calcext:value-type="float">
            <text:p>94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8" calcext:value-type="float">
            <text:p>28</text:p>
          </table:table-cell>
          <table:table-cell office:value-type="float" office:value="643" calcext:value-type="float">
            <text:p>643</text:p>
          </table:table-cell>
          <table:table-cell office:value-type="float" office:value="879" calcext:value-type="float">
            <text:p>87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1" calcext:value-type="float">
            <text:p>91</text:p>
          </table:table-cell>
          <table:table-cell office:value-type="float" office:value="271" calcext:value-type="float">
            <text:p>2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25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49" calcext:value-type="float">
            <text:p>649</text:p>
          </table:table-cell>
          <table:table-cell office:value-type="float" office:value="307" calcext:value-type="float">
            <text:p>3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33" calcext:value-type="float">
            <text:p>633</text:p>
          </table:table-cell>
          <table:table-cell office:value-type="float" office:value="4831" calcext:value-type="float">
            <text:p>4831</text:p>
          </table:table-cell>
          <table:table-cell office:value-type="float" office:value="906" calcext:value-type="float">
            <text:p>906</text:p>
          </table:table-cell>
          <table:table-cell office:value-type="float" office:value="1214" calcext:value-type="float">
            <text:p>1214</text:p>
          </table:table-cell>
          <table:table-cell office:value-type="float" office:value="1363" calcext:value-type="float">
            <text:p>1363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53" calcext:value-type="float">
            <text:p>453</text:p>
          </table:table-cell>
          <table:table-cell office:value-type="float" office:value="2164" calcext:value-type="float">
            <text:p>2164</text:p>
          </table:table-cell>
          <table:table-cell office:value-type="float" office:value="2936" calcext:value-type="float">
            <text:p>2936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862" calcext:value-type="float">
            <text:p>18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69" calcext:value-type="float">
            <text:p>69</text:p>
          </table:table-cell>
          <table:table-cell office:value-type="float" office:value="1636" calcext:value-type="float">
            <text:p>1636</text:p>
          </table:table-cell>
          <table:table-cell office:value-type="float" office:value="2221" calcext:value-type="float">
            <text:p>222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33" calcext:value-type="float">
            <text:p>233</text:p>
          </table:table-cell>
          <table:table-cell office:value-type="float" office:value="784" calcext:value-type="float">
            <text:p>78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5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166" calcext:value-type="float">
            <text:p>1166</text:p>
          </table:table-cell>
          <table:table-cell office:value-type="float" office:value="591" calcext:value-type="float">
            <text:p>59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287" calcext:value-type="float">
            <text:p>1287</text:p>
          </table:table-cell>
          <table:table-cell office:value-type="float" office:value="10029" calcext:value-type="float">
            <text:p>10029</text:p>
          </table:table-cell>
          <table:table-cell office:value-type="float" office:value="2206" calcext:value-type="float">
            <text:p>2206</text:p>
          </table:table-cell>
          <table:table-cell office:value-type="float" office:value="2367" calcext:value-type="float">
            <text:p>2367</text:p>
          </table:table-cell>
          <table:table-cell office:value-type="float" office:value="2436" calcext:value-type="float">
            <text:p>2436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890" calcext:value-type="float">
            <text:p>890</text:p>
          </table:table-cell>
          <table:table-cell office:value-type="float" office:value="3462" calcext:value-type="float">
            <text:p>3462</text:p>
          </table:table-cell>
          <table:table-cell office:value-type="float" office:value="7204" calcext:value-type="float">
            <text:p>720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523" calcext:value-type="float">
            <text:p>35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44" calcext:value-type="float">
            <text:p>144</text:p>
          </table:table-cell>
          <table:table-cell office:value-type="float" office:value="3139" calcext:value-type="float">
            <text:p>3139</text:p>
          </table:table-cell>
          <table:table-cell office:value-type="float" office:value="4963" calcext:value-type="float">
            <text:p>49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615" calcext:value-type="float">
            <text:p>615</text:p>
          </table:table-cell>
          <table:table-cell office:value-type="float" office:value="1651" calcext:value-type="float">
            <text:p>165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1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360" calcext:value-type="float">
            <text:p>2360</text:p>
          </table:table-cell>
          <table:table-cell office:value-type="float" office:value="1453" calcext:value-type="float">
            <text:p>145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345" calcext:value-type="float">
            <text:p>2345</text:p>
          </table:table-cell>
          <table:table-cell office:value-type="float" office:value="19785" calcext:value-type="float">
            <text:p>19785</text:p>
          </table:table-cell>
          <table:table-cell office:value-type="float" office:value="3678" calcext:value-type="float">
            <text:p>3678</text:p>
          </table:table-cell>
          <table:table-cell office:value-type="float" office:value="4591" calcext:value-type="float">
            <text:p>4591</text:p>
          </table:table-cell>
          <table:table-cell office:value-type="float" office:value="4239" calcext:value-type="float">
            <text:p>4239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352" calcext:value-type="float">
            <text:p>2352</text:p>
          </table:table-cell>
          <table:table-cell office:value-type="float" office:value="6953" calcext:value-type="float">
            <text:p>6953</text:p>
          </table:table-cell>
          <table:table-cell office:value-type="float" office:value="10274" calcext:value-type="float">
            <text:p>1027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950" calcext:value-type="float">
            <text:p>49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98" calcext:value-type="float">
            <text:p>298</text:p>
          </table:table-cell>
          <table:table-cell office:value-type="float" office:value="7179" calcext:value-type="float">
            <text:p>7179</text:p>
          </table:table-cell>
          <table:table-cell office:value-type="float" office:value="9777" calcext:value-type="float">
            <text:p>977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917" calcext:value-type="float">
            <text:p>917</text:p>
          </table:table-cell>
          <table:table-cell office:value-type="float" office:value="3496" calcext:value-type="float">
            <text:p>349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25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6226" calcext:value-type="float">
            <text:p>6226</text:p>
          </table:table-cell>
          <table:table-cell office:value-type="float" office:value="3088" calcext:value-type="float">
            <text:p>30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329" calcext:value-type="float">
            <text:p>6329</text:p>
          </table:table-cell>
          <table:table-cell office:value-type="float" office:value="50696" calcext:value-type="float">
            <text:p>50696</text:p>
          </table:table-cell>
          <table:table-cell office:value-type="float" office:value="9114" calcext:value-type="float">
            <text:p>9114</text:p>
          </table:table-cell>
          <table:table-cell office:value-type="float" office:value="11271" calcext:value-type="float">
            <text:p>11271</text:p>
          </table:table-cell>
          <table:table-cell office:value-type="float" office:value="10064" calcext:value-type="float">
            <text:p>1006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4378" calcext:value-type="float">
            <text:p>4378</text:p>
          </table:table-cell>
          <table:table-cell office:value-type="float" office:value="15061" calcext:value-type="float">
            <text:p>15061</text:p>
          </table:table-cell>
          <table:table-cell office:value-type="float" office:value="22714" calcext:value-type="float">
            <text:p>2271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2742" calcext:value-type="float">
            <text:p>1274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24" calcext:value-type="float">
            <text:p>724</text:p>
          </table:table-cell>
          <table:table-cell office:value-type="float" office:value="15901" calcext:value-type="float">
            <text:p>15901</text:p>
          </table:table-cell>
          <table:table-cell office:value-type="float" office:value="23224" calcext:value-type="float">
            <text:p>232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2050" calcext:value-type="float">
            <text:p>2050</text:p>
          </table:table-cell>
          <table:table-cell office:value-type="float" office:value="8049" calcext:value-type="float">
            <text:p>804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5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3080" calcext:value-type="float">
            <text:p>13080</text:p>
          </table:table-cell>
          <table:table-cell office:value-type="float" office:value="9514" calcext:value-type="float">
            <text:p>951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3085" calcext:value-type="float">
            <text:p>13085</text:p>
          </table:table-cell>
          <table:table-cell office:value-type="float" office:value="100420" calcext:value-type="float">
            <text:p>100420</text:p>
          </table:table-cell>
          <table:table-cell office:value-type="float" office:value="16964" calcext:value-type="float">
            <text:p>16964</text:p>
          </table:table-cell>
          <table:table-cell office:value-type="float" office:value="22685" calcext:value-type="float">
            <text:p>22685</text:p>
          </table:table-cell>
          <table:table-cell office:value-type="float" office:value="20384" calcext:value-type="float">
            <text:p>20384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8668" calcext:value-type="float">
            <text:p>8668</text:p>
          </table:table-cell>
          <table:table-cell office:value-type="float" office:value="29515" calcext:value-type="float">
            <text:p>29515</text:p>
          </table:table-cell>
          <table:table-cell office:value-type="float" office:value="57522" calcext:value-type="float">
            <text:p>5752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25822" calcext:value-type="float">
            <text:p>258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472" calcext:value-type="float">
            <text:p>1472</text:p>
          </table:table-cell>
          <table:table-cell office:value-type="float" office:value="32921" calcext:value-type="float">
            <text:p>32921</text:p>
          </table:table-cell>
          <table:table-cell office:value-type="float" office:value="59312" calcext:value-type="float">
            <text:p>5931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111" calcext:value-type="float">
            <text:p>4111</text:p>
          </table:table-cell>
          <table:table-cell office:value-type="float" office:value="14369" calcext:value-type="float">
            <text:p>1436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10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26025" calcext:value-type="float">
            <text:p>26025</text:p>
          </table:table-cell>
          <table:table-cell office:value-type="float" office:value="13697" calcext:value-type="float">
            <text:p>136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28355" calcext:value-type="float">
            <text:p>28355</text:p>
          </table:table-cell>
          <table:table-cell office:value-type="float" office:value="207396" calcext:value-type="float">
            <text:p>207396</text:p>
          </table:table-cell>
          <table:table-cell office:value-type="float" office:value="31611" calcext:value-type="float">
            <text:p>31611</text:p>
          </table:table-cell>
          <table:table-cell office:value-type="float" office:value="46484" calcext:value-type="float">
            <text:p>46484</text:p>
          </table:table-cell>
          <table:table-cell office:value-type="float" office:value="41858" calcext:value-type="float">
            <text:p>41858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8770" calcext:value-type="float">
            <text:p>18770</text:p>
          </table:table-cell>
          <table:table-cell office:value-type="float" office:value="54991" calcext:value-type="float">
            <text:p>54991</text:p>
          </table:table-cell>
          <table:table-cell office:value-type="float" office:value="98741" calcext:value-type="float">
            <text:p>98741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6921" calcext:value-type="float">
            <text:p>4692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218" calcext:value-type="float">
            <text:p>3218</text:p>
          </table:table-cell>
          <table:table-cell office:value-type="float" office:value="64149" calcext:value-type="float">
            <text:p>64149</text:p>
          </table:table-cell>
          <table:table-cell office:value-type="float" office:value="108224" calcext:value-type="float">
            <text:p>10822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0725" calcext:value-type="float">
            <text:p>10725</text:p>
          </table:table-cell>
          <table:table-cell office:value-type="float" office:value="30457" calcext:value-type="float">
            <text:p>3045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25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70760" calcext:value-type="float">
            <text:p>70760</text:p>
          </table:table-cell>
          <table:table-cell office:value-type="float" office:value="37163" calcext:value-type="float">
            <text:p>3716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69088" calcext:value-type="float">
            <text:p>69088</text:p>
          </table:table-cell>
          <table:table-cell office:value-type="float" office:value="583432" calcext:value-type="float">
            <text:p>583432</text:p>
          </table:table-cell>
          <table:table-cell office:value-type="float" office:value="86676" calcext:value-type="float">
            <text:p>86676</text:p>
          </table:table-cell>
          <table:table-cell office:value-type="float" office:value="125804" calcext:value-type="float">
            <text:p>125804</text:p>
          </table:table-cell>
          <table:table-cell office:value-type="float" office:value="117262" calcext:value-type="float">
            <text:p>11726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59591" calcext:value-type="float">
            <text:p>59591</text:p>
          </table:table-cell>
          <table:table-cell office:value-type="float" office:value="162744" calcext:value-type="float">
            <text:p>162744</text:p>
          </table:table-cell>
          <table:table-cell office:value-type="float" office:value="265997" calcext:value-type="float">
            <text:p>265997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42556" calcext:value-type="float">
            <text:p>14255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13700" calcext:value-type="float">
            <text:p>13700</text:p>
          </table:table-cell>
          <table:table-cell office:value-type="float" office:value="196481" calcext:value-type="float">
            <text:p>196481</text:p>
          </table:table-cell>
          <table:table-cell office:value-type="float" office:value="328263" calcext:value-type="float">
            <text:p>328263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35114" calcext:value-type="float">
            <text:p>35114</text:p>
          </table:table-cell>
          <table:table-cell office:value-type="float" office:value="87089" calcext:value-type="float">
            <text:p>8708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50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42202" calcext:value-type="float">
            <text:p>142202</text:p>
          </table:table-cell>
          <table:table-cell office:value-type="float" office:value="88646" calcext:value-type="float">
            <text:p>88646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55585" calcext:value-type="float">
            <text:p>155585</text:p>
          </table:table-cell>
          <table:table-cell office:value-type="float" office:value="1472901" calcext:value-type="float">
            <text:p>1472901</text:p>
          </table:table-cell>
          <table:table-cell office:value-type="float" office:value="164860" calcext:value-type="float">
            <text:p>164860</text:p>
          </table:table-cell>
          <table:table-cell office:value-type="float" office:value="258174" calcext:value-type="float">
            <text:p>258174</text:p>
          </table:table-cell>
          <table:table-cell office:value-type="float" office:value="273242" calcext:value-type="float">
            <text:p>27324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38870" calcext:value-type="float">
            <text:p>138870</text:p>
          </table:table-cell>
          <table:table-cell office:value-type="float" office:value="372415" calcext:value-type="float">
            <text:p>372415</text:p>
          </table:table-cell>
          <table:table-cell office:value-type="float" office:value="584594" calcext:value-type="float">
            <text:p>584594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442671" calcext:value-type="float">
            <text:p>44267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36720" calcext:value-type="float">
            <text:p>36720</text:p>
          </table:table-cell>
          <table:table-cell office:value-type="float" office:value="480561" calcext:value-type="float">
            <text:p>480561</text:p>
          </table:table-cell>
          <table:table-cell office:value-type="float" office:value="699962" calcext:value-type="float">
            <text:p>699962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79467" calcext:value-type="float">
            <text:p>79467</text:p>
          </table:table-cell>
          <table:table-cell office:value-type="float" office:value="225447" calcext:value-type="float">
            <text:p>22544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100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11736" calcext:value-type="float">
            <text:p>311736</text:p>
          </table:table-cell>
          <table:table-cell office:value-type="float" office:value="269937" calcext:value-type="float">
            <text:p>2699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07043" calcext:value-type="float">
            <text:p>307043</text:p>
          </table:table-cell>
          <table:table-cell office:value-type="float" office:value="3666087" calcext:value-type="float">
            <text:p>3666087</text:p>
          </table:table-cell>
          <table:table-cell office:value-type="float" office:value="340522" calcext:value-type="float">
            <text:p>340522</text:p>
          </table:table-cell>
          <table:table-cell office:value-type="float" office:value="585238" calcext:value-type="float">
            <text:p>585238</text:p>
          </table:table-cell>
          <table:table-cell office:value-type="float" office:value="662577" calcext:value-type="float">
            <text:p>662577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70016" calcext:value-type="float">
            <text:p>270016</text:p>
          </table:table-cell>
          <table:table-cell office:value-type="float" office:value="817342" calcext:value-type="float">
            <text:p>817342</text:p>
          </table:table-cell>
          <table:table-cell office:value-type="float" office:value="1235718" calcext:value-type="float">
            <text:p>1235718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204278" calcext:value-type="float">
            <text:p>120427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77014" calcext:value-type="float">
            <text:p>77014</text:p>
          </table:table-cell>
          <table:table-cell office:value-type="float" office:value="1247935" calcext:value-type="float">
            <text:p>1247935</text:p>
          </table:table-cell>
          <table:table-cell office:value-type="float" office:value="1479289" calcext:value-type="float">
            <text:p>1479289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76987" calcext:value-type="float">
            <text:p>176987</text:p>
          </table:table-cell>
          <table:table-cell office:value-type="float" office:value="595222" calcext:value-type="float">
            <text:p>59522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250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812148" calcext:value-type="float">
            <text:p>812148</text:p>
          </table:table-cell>
          <table:table-cell office:value-type="float" office:value="1127285" calcext:value-type="float">
            <text:p>1127285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840037" calcext:value-type="float">
            <text:p>840037</text:p>
          </table:table-cell>
          <table:table-cell office:value-type="float" office:value="10824206" calcext:value-type="float">
            <text:p>10824206</text:p>
          </table:table-cell>
          <table:table-cell office:value-type="float" office:value="0" calcext:value-type="float">
            <text:p>0</text:p>
          </table:table-cell>
          <table:table-cell office:value-type="float" office:value="1689613" calcext:value-type="float">
            <text:p>1689613</text:p>
          </table:table-cell>
          <table:table-cell office:value-type="float" office:value="2029791" calcext:value-type="float">
            <text:p>202979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680992" calcext:value-type="float">
            <text:p>680992</text:p>
          </table:table-cell>
          <table:table-cell office:value-type="float" office:value="2166488" calcext:value-type="float">
            <text:p>216648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3856762" calcext:value-type="float">
            <text:p>385676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200869" calcext:value-type="float">
            <text:p>200869</text:p>
          </table:table-cell>
          <table:table-cell office:value-type="float" office:value="3982497" calcext:value-type="float">
            <text:p>398249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439695" calcext:value-type="float">
            <text:p>439695</text:p>
          </table:table-cell>
          <table:table-cell office:value-type="float" office:value="1858750" calcext:value-type="float">
            <text:p>18587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500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1704274" calcext:value-type="float">
            <text:p>1704274</text:p>
          </table:table-cell>
          <table:table-cell office:value-type="float" office:value="2591150" calcext:value-type="float">
            <text:p>259115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1765350" calcext:value-type="float">
            <text:p>1765350</text:p>
          </table:table-cell>
          <table:table-cell office:value-type="float" office:value="23267277" calcext:value-type="float">
            <text:p>23267277</text:p>
          </table:table-cell>
          <table:table-cell office:value-type="float" office:value="0" calcext:value-type="float">
            <text:p>0</text:p>
          </table:table-cell>
          <table:table-cell office:value-type="float" office:value="3519723" calcext:value-type="float">
            <text:p>3519723</text:p>
          </table:table-cell>
          <table:table-cell office:value-type="float" office:value="4572311" calcext:value-type="float">
            <text:p>4572311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1367078" calcext:value-type="float">
            <text:p>1367078</text:p>
          </table:table-cell>
          <table:table-cell office:value-type="float" office:value="4466637" calcext:value-type="float">
            <text:p>446663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8585954" calcext:value-type="float">
            <text:p>8585954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405955" calcext:value-type="float">
            <text:p>405955</text:p>
          </table:table-cell>
          <table:table-cell office:value-type="float" office:value="9013309" calcext:value-type="float">
            <text:p>9013309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880345" calcext:value-type="float">
            <text:p>880345</text:p>
          </table:table-cell>
          <table:table-cell office:value-type="float" office:value="4100282" calcext:value-type="float">
            <text:p>410028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table:number-columns-repeated="16"/>
        </table:table-row>
        <table:table-row table:style-name="ro1">
          <table:table-cell office:value-type="string" calcext:value-type="string">
            <text:p>N=10000000</text:p>
          </table:table-cell>
          <table:table-cell table:number-columns-repeated="15"/>
        </table:table-row>
        <table:table-row table:style-name="ro1">
          <table:table-cell office:value-type="string" calcext:value-type="string">
            <text:p>RD:</text:p>
          </table:table-cell>
          <table:table-cell office:value-type="float" office:value="3610496" calcext:value-type="float">
            <text:p>3610496</text:p>
          </table:table-cell>
          <table:table-cell office:value-type="float" office:value="5587281" calcext:value-type="float">
            <text:p>5587281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TR:</text:p>
          </table:table-cell>
          <table:table-cell office:value-type="float" office:value="3916747" calcext:value-type="float">
            <text:p>3916747</text:p>
          </table:table-cell>
          <table:table-cell office:value-type="float" office:value="48617775" calcext:value-type="float">
            <text:p>48617775</text:p>
          </table:table-cell>
          <table:table-cell office:value-type="float" office:value="0" calcext:value-type="float">
            <text:p>0</text:p>
          </table:table-cell>
          <table:table-cell office:value-type="float" office:value="7810362" calcext:value-type="float">
            <text:p>7810362</text:p>
          </table:table-cell>
          <table:table-cell office:value-type="float" office:value="9984722" calcext:value-type="float">
            <text:p>9984722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CE:</text:p>
          </table:table-cell>
          <table:table-cell office:value-type="float" office:value="2733669" calcext:value-type="float">
            <text:p>2733669</text:p>
          </table:table-cell>
          <table:table-cell office:value-type="float" office:value="9132318" calcext:value-type="float">
            <text:p>9132318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ES:</text:p>
          </table:table-cell>
          <table:table-cell office:value-type="float" office:value="0" calcext:value-type="float">
            <text:p>0</text:p>
          </table:table-cell>
          <table:table-cell office:value-type="float" office:value="18406307" calcext:value-type="float">
            <text:p>18406307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FF:</text:p>
          </table:table-cell>
          <table:table-cell office:value-type="float" office:value="823158" calcext:value-type="float">
            <text:p>823158</text:p>
          </table:table-cell>
          <table:table-cell office:value-type="float" office:value="19706460" calcext:value-type="float">
            <text:p>19706460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  <table:table-row table:style-name="ro1">
          <table:table-cell office:value-type="string" calcext:value-type="string">
            <text:p>PL:</text:p>
          </table:table-cell>
          <table:table-cell office:value-type="float" office:value="1760152" calcext:value-type="float">
            <text:p>1760152</text:p>
          </table:table-cell>
          <table:table-cell office:value-type="float" office:value="8669623" calcext:value-type="float">
            <text:p>8669623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l" fo:country="PL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l" fo:country="PL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01">00.00.0000</text:date>, <text:time style:data-style-name="N2" text:time-value="19:32:08.92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9-01T18:49:32.704000000</meta:creation-date>
    <dc:date>2022-09-01T19:39:42.208000000</dc:date>
    <meta:editing-duration>PT24M</meta:editing-duration>
    <meta:editing-cycles>4</meta:editing-cycles>
    <meta:generator>LibreOffice/7.3.1.3$Windows_X86_64 LibreOffice_project/a69ca51ded25f3eefd52d7bf9a5fad8c90b87951</meta:generator>
    <meta:document-statistic meta:table-count="1" meta:cell-count="698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solid" svg:stroke-width="0.1cm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1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amed-symbol" chart:symbol-name="diamond" chart:symbol-width="0.25cm" chart:symbol-height="0.25cm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amed-symbol" chart:symbol-name="arrow-down" chart:symbol-width="0.25cm" chart:symbol-height="0.25cm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arrow-up" chart:symbol-width="0.25cm" chart:symbol-height="0.25cm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2" style:family="chart" style:data-style-name="N0">
      <style:chart-properties chart:symbol-type="named-symbol" chart:symbol-name="arrow-right" chart:symbol-width="0.25cm" chart:symbol-height="0.25cm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3" style:family="chart">
      <style:graphic-properties draw:stroke="solid" svg:stroke-color="#b3b3b3" draw:fill="none" draw:fill-color="#e6e6e6"/>
    </style:style>
    <style:style style:name="ch14" style:family="chart">
      <style:graphic-properties svg:stroke-color="#b3b3b3" draw:fill-color="#cccccc"/>
    </style:style>
  </office:automatic-styles>
  <office:body>
    <office:chart>
      <chart:chart svg:width="22.579cm" svg:height="12.701cm" xlink:href=".." xlink:type="simple" chart:class="chart:line" chart:style-name="ch1">
        <chart:legend chart:legend-position="end" svg:x="19.925cm" svg:y="5.055cm" style:legend-expansion="high" chart:style-name="ch2"/>
        <chart:plot-area chart:style-name="ch3" table:cell-range-address="Sheet1.K1:Sheet1.P17" chart:data-source-has-labels="both" svg:x="1.449cm" svg:y="0.254cm" svg:width="18.025cm" svg:height="12.193cm">
          <chart:coordinate-region svg:x="2.322cm" svg:y="0.453cm" svg:width="17.01cm" svg:height="11.795cm"/>
          <chart:axis chart:dimension="x" chart:name="primary-x" chart:style-name="ch4" chartooo:axis-type="auto">
            <chartooo:date-scale/>
            <chart:categories table:cell-range-address="Sheet1.K2:Sheet1.K17"/>
          </chart:axis>
          <chart:axis chart:dimension="y" chart:name="primary-y" chart:style-name="ch5">
            <chart:title svg:x="0.451cm" svg:y="7.532cm" chart:style-name="ch6">
              <text:p>log10(us / point)</text:p>
            </chart:title>
            <chart:grid chart:style-name="ch7" chart:class="major"/>
          </chart:axis>
          <chart:series chart:style-name="ch8" chart:values-cell-range-address="Sheet1.L2:Sheet1.L17" chart:label-cell-address="Sheet1.L1:Sheet1.L1" chart:class="chart:line">
            <chart:data-point chart:repeated="16"/>
          </chart:series>
          <chart:series chart:style-name="ch9" chart:values-cell-range-address="Sheet1.M2:Sheet1.M17" chart:label-cell-address="Sheet1.M1:Sheet1.M1" chart:class="chart:line">
            <chart:data-point chart:repeated="16"/>
          </chart:series>
          <chart:series chart:style-name="ch10" chart:values-cell-range-address="Sheet1.N2:Sheet1.N17" chart:label-cell-address="Sheet1.N1:Sheet1.N1" chart:class="chart:line">
            <chart:data-point chart:repeated="16"/>
          </chart:series>
          <chart:series chart:style-name="ch11" chart:values-cell-range-address="Sheet1.O2:Sheet1.O17" chart:label-cell-address="Sheet1.O1:Sheet1.O1" chart:class="chart:line">
            <chart:data-point chart:repeated="16"/>
          </chart:series>
          <chart:series chart:style-name="ch12" chart:values-cell-range-address="Sheet1.P2:Sheet1.P17" chart:label-cell-address="Sheet1.P1:Sheet1.P1" chart:class="chart:line">
            <chart:data-point chart:repeated="16"/>
          </chart:series>
          <chart:wall chart:style-name="ch13"/>
          <chart:floor chart:style-name="ch14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5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LB[us]</text:p>
                <draw:g>
                  <svg:desc>Sheet1.L1:Sheet1.L1</svg:desc>
                </draw:g>
              </table:table-cell>
              <table:table-cell office:value-type="string">
                <text:p>CDT[us]</text:p>
                <draw:g>
                  <svg:desc>Sheet1.M1:Sheet1.M1</svg:desc>
                </draw:g>
              </table:table-cell>
              <table:table-cell office:value-type="string">
                <text:p>FAD[us]</text:p>
                <draw:g>
                  <svg:desc>Sheet1.N1:Sheet1.N1</svg:desc>
                </draw:g>
              </table:table-cell>
              <table:table-cell office:value-type="string">
                <text:p>TRI[us]</text:p>
                <draw:g>
                  <svg:desc>Sheet1.O1:Sheet1.O1</svg:desc>
                </draw:g>
              </table:table-cell>
              <table:table-cell office:value-type="string">
                <text:p>DEL[us]</text:p>
                <draw:g>
                  <svg:desc>Sheet1.P1:Sheet1.P1</svg:desc>
                </draw:g>
              </table:table-cell>
            </table:table-row>
          </table:table-header-rows>
          <table:table-rows>
            <table:table-row>
              <table:table-cell office:value-type="float" office:value="100">
                <text:p>100</text:p>
                <draw:g>
                  <svg:desc>Sheet1.K2:Sheet1.K17</svg:desc>
                </draw:g>
              </table:table-cell>
              <table:table-cell office:value-type="float" office:value="-0.3767507096021">
                <text:p>-0.3767507096021</text:p>
                <draw:g>
                  <svg:desc>Sheet1.L2:Sheet1.L17</svg:desc>
                </draw:g>
              </table:table-cell>
              <table:table-cell office:value-type="float" office:value="1.00216606175651">
                <text:p>1.00216606175651</text:p>
                <draw:g>
                  <svg:desc>Sheet1.M2:Sheet1.M17</svg:desc>
                </draw:g>
              </table:table-cell>
              <table:table-cell office:value-type="float" office:value="-0.0757207139381184">
                <text:p>-0.0757207139381184</text:p>
                <draw:g>
                  <svg:desc>Sheet1.N2:Sheet1.N17</svg:desc>
                </draw:g>
              </table:table-cell>
              <table:table-cell office:value-type="float" office:value="-0.173925197299174">
                <text:p>-0.173925197299174</text:p>
                <draw:g>
                  <svg:desc>Sheet1.O2:Sheet1.O17</svg:desc>
                </draw:g>
              </table:table-cell>
              <table:table-cell office:value-type="float" office:value="0.992995098431341">
                <text:p>0.992995098431341</text:p>
                <draw:g>
                  <svg:desc>Sheet1.P2:Sheet1.P17</svg:desc>
                </draw:g>
              </table:table-cell>
            </table:table-row>
            <table:table-row>
              <table:table-cell office:value-type="float" office:value="250">
                <text:p>250</text:p>
              </table:table-cell>
              <table:table-cell office:value-type="float" office:value="-0.360513510731414">
                <text:p>-0.360513510731414</text:p>
              </table:table-cell>
              <table:table-cell office:value-type="float" office:value="0.991226075692495">
                <text:p>0.991226075692495</text:p>
              </table:table-cell>
              <table:table-cell office:value-type="float" office:value="-0.290730039024169">
                <text:p>-0.290730039024169</text:p>
              </table:table-cell>
              <table:table-cell office:value-type="float" office:value="-0.333482019445119">
                <text:p>-0.333482019445119</text:p>
              </table:table-cell>
              <table:table-cell office:value-type="float" office:value="0.382377303468114">
                <text:p>0.382377303468114</text:p>
              </table:table-cell>
            </table:table-row>
            <table:table-row>
              <table:table-cell office:value-type="float" office:value="500">
                <text:p>500</text:p>
              </table:table-cell>
              <table:table-cell office:value-type="float" office:value="-0.337242168318426">
                <text:p>-0.337242168318426</text:p>
              </table:table-cell>
              <table:table-cell office:value-type="float" office:value="0.631443769013172">
                <text:p>0.631443769013172</text:p>
              </table:table-cell>
              <table:table-cell office:value-type="float" office:value="-0.374687549038326">
                <text:p>-0.374687549038326</text:p>
              </table:table-cell>
              <table:table-cell office:value-type="float" office:value="-0.280668713016273">
                <text:p>-0.280668713016273</text:p>
              </table:table-cell>
              <table:table-cell office:value-type="float" office:value="0.135450699345514">
                <text:p>0.135450699345514</text:p>
              </table:table-cell>
            </table:table-row>
            <table:table-row>
              <table:table-cell office:value-type="float" office:value="1000">
                <text:p>1000</text:p>
              </table:table-cell>
              <table:table-cell office:value-type="float" office:value="-0.33161408331">
                <text:p>-0.33161408331</text:p>
              </table:table-cell>
              <table:table-cell office:value-type="float" office:value="0.467312062980552">
                <text:p>0.467312062980552</text:p>
              </table:table-cell>
              <table:table-cell office:value-type="float" office:value="-0.400116927926312">
                <text:p>-0.400116927926312</text:p>
              </table:table-cell>
              <table:table-cell office:value-type="float" office:value="-0.238824186844269">
                <text:p>-0.238824186844269</text:p>
              </table:table-cell>
              <table:table-cell office:value-type="float" office:value="-0.0599818449923368">
                <text:p>-0.0599818449923368</text:p>
              </table:table-cell>
            </table:table-row>
            <table:table-row>
              <table:table-cell office:value-type="float" office:value="2500">
                <text:p>2500</text:p>
              </table:table-cell>
              <table:table-cell office:value-type="float" office:value="-0.290051983489239">
                <text:p>-0.290051983489239</text:p>
              </table:table-cell>
              <table:table-cell office:value-type="float" office:value="0.447158031342219">
                <text:p>0.447158031342219</text:p>
              </table:table-cell>
              <table:table-cell office:value-type="float" office:value="-0.440811810995225">
                <text:p>-0.440811810995225</text:p>
              </table:table-cell>
              <table:table-cell office:value-type="float" office:value="-0.313721321932799">
                <text:p>-0.313721321932799</text:p>
              </table:table-cell>
              <table:table-cell office:value-type="float" office:value="-0.263444152837364">
                <text:p>-0.263444152837364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-0.309272456129633">
                <text:p>-0.309272456129633</text:p>
              </table:table-cell>
              <table:table-cell office:value-type="float" office:value="0.451571537038067">
                <text:p>0.451571537038067</text:p>
              </table:table-cell>
              <table:table-cell office:value-type="float" office:value="-0.355364496231847">
                <text:p>-0.355364496231847</text:p>
              </table:table-cell>
              <table:table-cell office:value-type="float" office:value="-0.324771746406936">
                <text:p>-0.324771746406936</text:p>
              </table:table-cell>
              <table:table-cell office:value-type="float" office:value="-0.312292720375181">
                <text:p>-0.312292720375181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-0.327440372236724">
                <text:p>-0.327440372236724</text:p>
              </table:table-cell>
              <table:table-cell office:value-type="float" office:value="0.418102332249959">
                <text:p>0.418102332249959</text:p>
              </table:table-cell>
              <table:table-cell office:value-type="float" office:value="-0.434388275097941">
                <text:p>-0.434388275097941</text:p>
              </table:table-cell>
              <table:table-cell office:value-type="float" office:value="-0.338092707233979">
                <text:p>-0.338092707233979</text:p>
              </table:table-cell>
              <table:table-cell office:value-type="float" office:value="-0.372736583431779">
                <text:p>-0.372736583431779</text:p>
              </table:table-cell>
            </table:table-row>
            <table:table-row>
              <table:table-cell office:value-type="float" office:value="25000">
                <text:p>25000</text:p>
              </table:table-cell>
              <table:table-cell office:value-type="float" office:value="-0.299123291623096">
                <text:p>-0.299123291623096</text:p>
              </table:table-cell>
              <table:table-cell office:value-type="float" office:value="0.425051402792167">
                <text:p>0.425051402792167</text:p>
              </table:table-cell>
              <table:table-cell office:value-type="float" office:value="-0.438230984425608">
                <text:p>-0.438230984425608</text:p>
              </table:table-cell>
              <table:table-cell office:value-type="float" office:value="-0.34597755888899">
                <text:p>-0.34597755888899</text:p>
              </table:table-cell>
              <table:table-cell office:value-type="float" office:value="-0.395169380570844">
                <text:p>-0.395169380570844</text:p>
              </table:table-cell>
            </table:table-row>
            <table:table-row>
              <table:table-cell office:value-type="float" office:value="50000">
                <text:p>50000</text:p>
              </table:table-cell>
              <table:table-cell office:value-type="float" office:value="-0.281249265260335">
                <text:p>-0.281249265260335</text:p>
              </table:table-cell>
              <table:table-cell office:value-type="float" office:value="0.433789028836889">
                <text:p>0.433789028836889</text:p>
              </table:table-cell>
              <table:table-cell office:value-type="float" office:value="-0.469441740548347">
                <text:p>-0.469441740548347</text:p>
              </table:table-cell>
              <table:table-cell office:value-type="float" office:value="-0.343231220733983">
                <text:p>-0.343231220733983</text:p>
              </table:table-cell>
              <table:table-cell office:value-type="float" office:value="-0.389680593680762">
                <text:p>-0.389680593680762</text:p>
              </table:table-cell>
            </table:table-row>
            <table:table-row>
              <table:table-cell office:value-type="float" office:value="100000">
                <text:p>100000</text:p>
              </table:table-cell>
              <table:table-cell office:value-type="float" office:value="-0.264560796748519">
                <text:p>-0.264560796748519</text:p>
              </table:table-cell>
              <table:table-cell office:value-type="float" office:value="0.428157480461412">
                <text:p>0.428157480461412</text:p>
              </table:table-cell>
              <table:table-cell office:value-type="float" office:value="-0.500161765229308">
                <text:p>-0.500161765229308</text:p>
              </table:table-cell>
              <table:table-cell office:value-type="float" office:value="-0.332696507485574">
                <text:p>-0.332696507485574</text:p>
              </table:table-cell>
              <table:table-cell office:value-type="float" office:value="-0.378221526348845">
                <text:p>-0.378221526348845</text:p>
              </table:table-cell>
            </table:table-row>
            <table:table-row>
              <table:table-cell office:value-type="float" office:value="250000">
                <text:p>250000</text:p>
              </table:table-cell>
              <table:table-cell office:value-type="float" office:value="-0.252283748870281">
                <text:p>-0.252283748870281</text:p>
              </table:table-cell>
              <table:table-cell office:value-type="float" office:value="0.484670468966375">
                <text:p>0.484670468966375</text:p>
              </table:table-cell>
              <table:table-cell office:value-type="float" office:value="-0.460041147764121">
                <text:p>-0.460041147764121</text:p>
              </table:table-cell>
              <table:table-cell office:value-type="float" office:value="-0.298245558736793">
                <text:p>-0.298245558736793</text:p>
              </table:table-cell>
              <table:table-cell office:value-type="float" office:value="-0.328782711509968">
                <text:p>-0.328782711509968</text:p>
              </table:table-cell>
            </table:table-row>
            <table:table-row>
              <table:table-cell office:value-type="float" office:value="500000">
                <text:p>500000</text:p>
              </table:table-cell>
              <table:table-cell office:value-type="float" office:value="-0.225064269789903">
                <text:p>-0.225064269789903</text:p>
              </table:table-cell>
              <table:table-cell office:value-type="float" office:value="0.602974953901043">
                <text:p>0.602974953901043</text:p>
              </table:table-cell>
              <table:table-cell office:value-type="float" office:value="-0.481854708828335">
                <text:p>-0.481854708828335</text:p>
              </table:table-cell>
              <table:table-cell office:value-type="float" office:value="-0.287057500817261">
                <text:p>-0.287057500817261</text:p>
              </table:table-cell>
              <table:table-cell office:value-type="float" office:value="-0.262422548834922">
                <text:p>-0.262422548834922</text:p>
              </table:table-cell>
            </table:table-row>
            <table:table-row>
              <table:table-cell office:value-type="float" office:value="1000000">
                <text:p>1000000</text:p>
              </table:table-cell>
              <table:table-cell office:value-type="float" office:value="-0.208464433723281">
                <text:p>-0.208464433723281</text:p>
              </table:table-cell>
              <table:table-cell office:value-type="float" office:value="0.710988635158823">
                <text:p>0.710988635158823</text:p>
              </table:table-cell>
              <table:table-cell office:value-type="float" office:value="-0.467854824514915">
                <text:p>-0.467854824514915</text:p>
              </table:table-cell>
              <table:table-cell office:value-type="float" office:value="-0.232667482521919">
                <text:p>-0.232667482521919</text:p>
              </table:table-cell>
              <table:table-cell office:value-type="float" office:value="-0.178763643833551">
                <text:p>-0.178763643833551</text:p>
              </table:table-cell>
            </table:table-row>
            <table:table-row>
              <table:table-cell office:value-type="float" office:value="2500000">
                <text:p>2500000</text:p>
              </table:table-cell>
              <table:table-cell office:value-type="float" office:value="-0.179881333738049">
                <text:p>-0.179881333738049</text:p>
              </table:table-cell>
              <table:table-cell office:value-type="float" office:value="0.800943869205667">
                <text:p>0.800943869205667</text:p>
              </table:table-cell>
              <table:table-cell office:value-type="float" office:value="NaN">
                <text:p>NaN</text:p>
              </table:table-cell>
              <table:table-cell office:value-type="float" office:value="-0.170152766313499">
                <text:p>-0.170152766313499</text:p>
              </table:table-cell>
              <table:table-cell office:value-type="float" office:value="-0.0904886861379159">
                <text:p>-0.0904886861379159</text:p>
              </table:table-cell>
            </table:table-row>
            <table:table-row>
              <table:table-cell office:value-type="float" office:value="5000000">
                <text:p>5000000</text:p>
              </table:table-cell>
              <table:table-cell office:value-type="float" office:value="-0.158687591093539">
                <text:p>-0.158687591093539</text:p>
              </table:table-cell>
              <table:table-cell office:value-type="float" office:value="0.838148380115776">
                <text:p>0.838148380115776</text:p>
              </table:table-cell>
              <table:table-cell office:value-type="float" office:value="NaN">
                <text:p>NaN</text:p>
              </table:table-cell>
              <table:table-cell office:value-type="float" office:value="-0.152461518217295">
                <text:p>-0.152461518217295</text:p>
              </table:table-cell>
              <table:table-cell office:value-type="float" office:value="-0.0388342417137558">
                <text:p>-0.0388342417137558</text:p>
              </table:table-cell>
            </table:table-row>
            <table:table-row>
              <table:table-cell office:value-type="float" office:value="10000000">
                <text:p>10000000</text:p>
              </table:table-cell>
              <table:table-cell office:value-type="float" office:value="-0.123364063525229">
                <text:p>-0.123364063525229</text:p>
              </table:table-cell>
              <table:table-cell office:value-type="float" office:value="0.861004589047832">
                <text:p>0.861004589047832</text:p>
              </table:table-cell>
              <table:table-cell office:value-type="float" office:value="NaN">
                <text:p>NaN</text:p>
              </table:table-cell>
              <table:table-cell office:value-type="float" office:value="-0.107328836678519">
                <text:p>-0.107328836678519</text:p>
              </table:table-cell>
              <table:table-cell office:value-type="float" office:value="-0.000664022485489139">
                <text:p>-0.00066402248548913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chartooo="http://openoffice.org/2010/chart" office:version="1.3">
  <office:meta>
    <meta:generator>LibreOffice/7.3.1.3$Windows_X86_64 LibreOffice_project/a69ca51ded25f3eefd52d7bf9a5fad8c90b87951</meta:generator>
  </office:meta>
</office:document-meta>
</file>

<file path=Object 1/styles.xml><?xml version="1.0" encoding="utf-8"?>
<office:document-styles xmlns:office="urn:oasis:names:tc:opendocument:xmlns:office:1.0" xmlns:fo="urn:oasis:names:tc:opendocument:xmlns:xsl-fo-compatible:1.0" xmlns:ooo="http://openoffice.org/2004/office" xmlns:xlink="http://www.w3.org/1999/xlink" xmlns:style="urn:oasis:names:tc:opendocument:xmlns:style:1.0" xmlns:dc="http://purl.org/dc/elements/1.1/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script="urn:oasis:names:tc:opendocument:xmlns:script:1.0" xmlns:dom="http://www.w3.org/2001/xml-events" xmlns:xhtml="http://www.w3.org/1999/xhtml" xmlns:grddl="http://www.w3.org/2003/g/data-view#" xmlns:css3t="http://www.w3.org/TR/css3-text/" xmlns:chartooo="http://openoffice.org/2010/chart" office:version="1.3">
  <office:styles/>
</office:document-styles>
</file>